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meta.xml" manifest:media-type="text/xml"/>
  <manifest:file-entry manifest:full-path="settings.xml" manifest:media-type="text/xml"/>
  <manifest:file-entry manifest:full-path="content.xml" manifest:media-type="text/xml"/>
  <manifest:file-entry manifest:full-path="Configurations2/" manifest:media-type="application/vnd.sun.xml.ui.configuration"/>
  <manifest:file-entry manifest:full-path="Thumbnails/thumbnail.png" manifest:media-type="image/png"/>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dp1" style:family="drawing-page"/>
    <style:style style:name="gr1" style:family="graphic" style:parent-style-name="standard">
      <style:graphic-properties svg:stroke-color="#000000" draw:fill="solid" draw:fill-color="#b2b2b2" draw:textarea-horizontal-align="justify" draw:textarea-vertical-align="middle" draw:auto-grow-height="false" fo:min-height="2.798cm" fo:min-width="2.404cm" fo:wrap-option="no-wrap"/>
    </style:style>
    <style:style style:name="gr2" style:family="graphic" style:parent-style-name="standard">
      <style:graphic-properties svg:stroke-color="#000000" draw:fill="solid" draw:fill-color="#b2b2b2" draw:textarea-horizontal-align="justify" draw:textarea-vertical-align="middle" draw:auto-grow-height="false" fo:min-height="0.574cm" fo:min-width="0.579cm" fo:wrap-option="no-wrap"/>
    </style:style>
    <style:style style:name="gr3" style:family="graphic" style:parent-style-name="standard">
      <style:graphic-properties draw:stroke="none" svg:stroke-color="#000000" draw:fill="none" draw:fill-color="#ffffff" draw:textarea-horizontal-align="left" draw:auto-grow-height="true" draw:auto-grow-width="true" fo:min-height="1.423cm" fo:min-width="2.855cm"/>
    </style:style>
    <style:style style:name="gr4" style:family="graphic" style:parent-style-name="standard">
      <style:graphic-properties draw:stroke="none" svg:stroke-color="#000000" draw:fill="none" draw:fill-color="#ffffff" draw:textarea-horizontal-align="left" draw:auto-grow-height="true" draw:auto-grow-width="true" fo:min-height="0.949cm" fo:min-width="2.644cm"/>
    </style:style>
    <style:style style:name="gr5" style:family="graphic" style:parent-style-name="standard">
      <style:graphic-properties svg:stroke-color="#000000" draw:fill="solid" draw:fill-color="#b2b2b2" draw:textarea-horizontal-align="justify" draw:textarea-vertical-align="middle" draw:auto-grow-height="false" fo:min-height="0cm" fo:min-width="0.167cm"/>
    </style:style>
    <style:style style:name="gr6" style:family="graphic" style:parent-style-name="standard">
      <style:graphic-properties svg:stroke-color="#000000" draw:fill="solid" draw:fill-color="#000000" draw:textarea-horizontal-align="justify" draw:textarea-vertical-align="middle" draw:auto-grow-height="false" fo:min-height="0cm" fo:min-width="0cm"/>
    </style:style>
    <style:style style:name="gr7" style:family="graphic" style:parent-style-name="standard">
      <style:graphic-properties svg:stroke-color="#000000" draw:fill="solid" draw:fill-color="#000000" draw:textarea-horizontal-align="justify" draw:textarea-vertical-align="middle" draw:auto-grow-height="false" fo:min-height="0.004cm" fo:min-width="0cm"/>
    </style:style>
    <style:style style:name="gr8" style:family="graphic" style:parent-style-name="standard">
      <style:graphic-properties draw:stroke="none" svg:stroke-color="#000000" draw:fill="none" draw:fill-color="#ffffff" draw:textarea-horizontal-align="left" draw:auto-grow-height="true" draw:auto-grow-width="true" fo:min-height="0.475cm" fo:min-width="1.069cm"/>
    </style:style>
    <style:style style:name="gr9" style:family="graphic" style:parent-style-name="objectwithoutfill">
      <style:graphic-properties draw:fill="none" draw:textarea-vertical-align="middle"/>
    </style:style>
    <style:style style:name="gr10" style:family="graphic" style:parent-style-name="standard">
      <style:graphic-properties draw:stroke="none" svg:stroke-color="#000000" draw:fill="none" draw:fill-color="#ffffff" draw:textarea-horizontal-align="left" draw:auto-grow-height="true" draw:auto-grow-width="true" fo:min-height="0.475cm" fo:min-width="1.424cm"/>
    </style:style>
    <style:style style:name="gr11" style:family="graphic" style:parent-style-name="objectwithoutfill">
      <style:graphic-properties svg:stroke-width="0.051cm" svg:stroke-color="#000000" draw:marker-start-width="0.356cm" draw:marker-end="Arrow" draw:marker-end-width="0.305cm" draw:fill="none" draw:textarea-vertical-align="middle" fo:padding-top="0.151cm" fo:padding-bottom="0.151cm" fo:padding-left="0.276cm" fo:padding-right="0.276cm"/>
    </style:style>
    <style:style style:name="gr12" style:family="graphic" style:parent-style-name="objectwithoutfill">
      <style:graphic-properties svg:stroke-width="0.051cm" svg:stroke-color="#000000" draw:marker-start-width="0.355cm" draw:marker-end="Arrow" draw:marker-end-width="0.457cm" draw:fill="none" draw:textarea-vertical-align="middle" fo:padding-top="0.15cm" fo:padding-bottom="0.15cm" fo:padding-left="0.275cm" fo:padding-right="0.275cm"/>
    </style:style>
    <style:style style:name="P1" style:family="paragraph">
      <loext:graphic-properties draw:fill="solid" draw:fill-color="#b2b2b2"/>
      <style:paragraph-properties fo:text-align="center"/>
    </style:style>
    <style:style style:name="P2" style:family="paragraph">
      <style:paragraph-properties fo:text-align="center"/>
    </style:style>
    <style:style style:name="P3" style:family="paragraph">
      <loext:graphic-properties draw:fill="none" draw:fill-color="#ffffff"/>
      <style:paragraph-properties fo:text-align="center"/>
      <style:text-properties fo:font-size="12pt" style:font-size-asian="18pt" style:font-size-complex="18pt"/>
    </style:style>
    <style:style style:name="P4" style:family="paragraph">
      <style:paragraph-properties fo:text-align="center">
        <style:tab-stops/>
      </style:paragraph-properties>
    </style:style>
    <style:style style:name="P5" style:family="paragraph">
      <loext:graphic-properties draw:fill="none" draw:fill-color="#ffffff"/>
      <style:paragraph-properties fo:text-align="center">
        <style:tab-stops/>
      </style:paragraph-properties>
      <style:text-properties fo:font-size="12pt" style:font-size-asian="18pt" style:font-size-complex="18pt"/>
    </style:style>
    <style:style style:name="P6" style:family="paragraph">
      <loext:graphic-properties draw:fill="solid" draw:fill-color="#000000"/>
      <style:paragraph-properties fo:text-align="center"/>
    </style:style>
    <style:style style:name="P7" style:family="paragraph">
      <loext:graphic-properties draw:fill="none" draw:fill-color="#ffffff"/>
      <style:text-properties fo:font-size="12pt" style:font-size-asian="18pt" style:font-size-complex="18pt"/>
    </style:style>
    <style:style style:name="P8" style:family="paragraph">
      <loext:graphic-properties draw:fill="none"/>
      <style:paragraph-properties fo:text-align="center"/>
    </style:style>
    <style:style style:name="T1" style:family="text">
      <style:text-properties fo:font-size="12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4.445cm" svg:height="4.699cm" svg:x="2.987cm" svg:y="3.159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 draw:text-style-name="P1" draw:layer="layout" svg:width="1.651cm" svg:height="1.27cm" svg:x="13.844cm" svg:y="4.683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3" draw:text-style-name="P3" draw:layer="layout" svg:width="3.355cm" svg:height="1.673cm" svg:x="8.474cm" svg:y="4.574cm">
          <draw:text-box>
            <text:p text:style-name="P2"><text:span text:style-name="T1">2x3 matrix</text:span></text:p>
            <text:p text:style-name="P2"><text:span text:style-name="T1">(linear</text:span></text:p>
            <text:p text:style-name="P2"><text:span text:style-name="T1">transformation)</text:span></text:p>
          </draw:text-box>
        </draw:frame>
        <draw:frame draw:style-name="gr4" draw:text-style-name="P5" draw:layer="layout" svg:width="3.144cm" svg:height="1.199cm" svg:x="13.086cm" svg:y="8.023cm">
          <draw:text-box>
            <text:p text:style-name="P4"><text:span text:style-name="T1">all 2-d vectors</text:span></text:p>
            <text:p text:style-name="P4"><text:span text:style-name="T1">(codomain)</text:span></text:p>
          </draw:text-box>
        </draw:frame>
        <draw:frame draw:style-name="gr4" draw:text-style-name="P3" draw:layer="layout" svg:width="3.144cm" svg:height="1.199cm" svg:x="3.749cm" svg:y="8.023cm">
          <draw:text-box>
            <text:p text:style-name="P2"><text:span text:style-name="T1">all 3-d vectors</text:span></text:p>
            <text:p text:style-name="P2"><text:span text:style-name="T1">(domain)</text:span></text:p>
          </draw:text-box>
        </draw:frame>
        <draw:custom-shape draw:style-name="gr5" draw:text-style-name="P1" draw:layer="layout" svg:width="0.762cm" svg:height="0.254cm" svg:x="11.622cm" svg:y="5.06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1" draw:layer="layout" svg:width="0.762cm" svg:height="0.254cm" svg:x="7.985cm" svg:y="5.06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 draw:text-style-name="P6" xml:id="id2" draw:id="id2" draw:layer="layout" svg:width="0.254cm" svg:height="0.254cm" svg:x="14.225cm" svg:y="5.0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6" xml:id="id8" draw:id="id8" draw:layer="layout" svg:width="0.254cm" svg:height="0.254cm" svg:x="5.908cm" svg:y="4.048cm">
          <text:p/>
          <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
        </draw:custom-shape>
        <draw:custom-shape draw:style-name="gr6" draw:text-style-name="P6" xml:id="id14" draw:id="id14" draw:layer="layout" svg:width="0.254cm" svg:height="0.254cm" svg:x="4.511cm" svg:y="4.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6" xml:id="id12" draw:id="id12" draw:layer="layout" svg:width="0.254cm" svg:height="0.254cm" svg:x="6.035cm" svg:y="5.191cm">
          <text:p/>
          <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
        </draw:custom-shape>
        <draw:custom-shape draw:style-name="gr6" draw:text-style-name="P6" xml:id="id6" draw:id="id6" draw:layer="layout" svg:width="0.254cm" svg:height="0.254cm" svg:x="4.047cm" svg:y="6.4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6" xml:id="id4" draw:id="id4" draw:layer="layout" svg:width="0.254cm" svg:height="0.254cm" svg:x="14.86cm" svg:y="5.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6" xml:id="id10" draw:id="id10" draw:layer="layout" svg:width="0.254cm" svg:height="0.254cm" svg:x="5.212cm" svg:y="5.8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6" xml:id="id9" draw:id="id9" draw:layer="layout" svg:width="0.254cm" svg:height="0.254cm" svg:x="3.812cm" svg:y="4.2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6" xml:id="id11" draw:id="id11" draw:layer="layout" svg:width="0.254cm" svg:height="0.254cm" svg:x="5.912cm" svg:y="6.6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6" xml:id="id13" draw:id="id13" draw:layer="layout" svg:width="0.254cm" svg:height="0.254cm" svg:x="3.812cm" svg:y="5.61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 draw:text-style-name="P7" xml:id="id1" draw:id="id1" draw:layer="layout" svg:width="1.569cm" svg:height="0.725cm" svg:x="13.909cm" svg:y="3.159cm">
          <draw:text-box>
            <text:p><text:span text:style-name="T1">[ 4 9 ]</text:span></text:p>
          </draw:text-box>
        </draw:frame>
        <draw:frame draw:style-name="gr8" draw:text-style-name="P7" xml:id="id3" draw:id="id3" draw:layer="layout" svg:width="1.569cm" svg:height="0.725cm" svg:x="16.068cm" svg:y="5.983cm">
          <draw:text-box>
            <text:p><text:span text:style-name="T1">[ 6 3 ]</text:span></text:p>
          </draw:text-box>
        </draw:frame>
        <draw:connector draw:style-name="gr9" draw:text-style-name="P8" draw:layer="layout" draw:type="line" svg:x1="14.693cm" svg:y1="3.884cm" svg:x2="14.262cm" svg:y2="5.101cm" draw:start-shape="id1" draw:start-glue-point="2" draw:end-shape="id2" draw:end-glue-point="5" svg:d="M14693 3884l-431 1217" svg:viewBox="0 0 432 1218">
          <text:p/>
        </draw:connector>
        <draw:connector draw:style-name="gr9" draw:text-style-name="P8" draw:layer="layout" draw:type="line" svg:x1="16.068cm" svg:y1="6.345cm" svg:x2="15.077cm" svg:y2="5.535cm" draw:start-shape="id3" draw:end-shape="id4" draw:end-glue-point="9" svg:d="M16068 6345l-991-810" svg:viewBox="0 0 992 811">
          <text:p/>
        </draw:connector>
        <draw:frame draw:style-name="gr10" draw:text-style-name="P7" xml:id="id7" draw:id="id7" draw:layer="layout" svg:width="1.924cm" svg:height="0.725cm" svg:x="7.223cm" svg:y="2.688cm">
          <draw:text-box>
            <text:p><text:span text:style-name="T1">[ 2 1 2 ]</text:span></text:p>
          </draw:text-box>
        </draw:frame>
        <draw:frame draw:style-name="gr10" draw:text-style-name="P7" xml:id="id5" draw:id="id5" draw:layer="layout" svg:width="2.064cm" svg:height="0.725cm" svg:x="1.717cm" svg:y="7.604cm">
          <draw:text-box>
            <text:p><text:span text:style-name="T1">[ -9 1 4 ]</text:span></text:p>
          </draw:text-box>
        </draw:frame>
        <draw:connector draw:style-name="gr9" draw:text-style-name="P8" draw:layer="layout" draw:type="line" svg:x1="2.749cm" svg:y1="7.604cm" svg:x2="4.084cm" svg:y2="6.715cm" draw:start-shape="id5" draw:start-glue-point="0" draw:end-shape="id6" draw:end-glue-point="7" svg:d="M2749 7604l1335-889" svg:viewBox="0 0 1336 890">
          <text:p/>
        </draw:connector>
        <draw:connector draw:style-name="gr9" draw:text-style-name="P8" draw:layer="layout" draw:type="line" svg:x1="7.223cm" svg:y1="3.05cm" svg:x2="6.125cm" svg:y2="4.085cm" draw:start-shape="id7" draw:start-glue-point="3" draw:end-shape="id8" draw:end-glue-point="11" svg:d="M7223 3050l-1098 1035" svg:viewBox="0 0 1099 1036">
          <text:p/>
        </draw:connector>
        <draw:connector draw:style-name="gr11" draw:text-style-name="P8" draw:layer="layout" draw:type="curve" draw:line-skew="-0.713cm" svg:x1="4.174cm" svg:y1="6.752cm" svg:x2="14.897cm" svg:y2="5.535cm" draw:start-shape="id6" draw:start-glue-point="8" draw:end-shape="id4" draw:end-glue-point="7" svg:d="M4174 6752c0-316 10723 292 10723-1217" svg:viewBox="0 0 10724 1218">
          <text:p/>
        </draw:connector>
        <draw:connector draw:style-name="gr11" draw:text-style-name="P8" draw:layer="layout" draw:type="curve" svg:x1="6.125cm" svg:y1="4.085cm" svg:x2="14.352cm" svg:y2="5.064cm" draw:start-shape="id8" draw:start-glue-point="11" draw:end-shape="id2" draw:end-glue-point="4" svg:d="M6125 4085c5485 0 8227 326 8227 979" svg:viewBox="0 0 8228 980">
          <text:p/>
        </draw:connector>
        <draw:connector draw:style-name="gr12" draw:text-style-name="P8" draw:layer="layout" draw:type="curve" svg:x1="3.939cm" svg:y1="4.211cm" svg:x2="14.442cm" svg:y2="5.101cm" draw:start-shape="id9" draw:start-glue-point="4" draw:end-shape="id2" draw:end-glue-point="11" svg:d="M3939 4211c0-751 10503-1196 10503 890" svg:viewBox="0 0 10504 1517">
          <text:p/>
        </draw:connector>
        <draw:connector draw:style-name="gr12" draw:text-style-name="P8" draw:layer="layout" draw:type="curve" draw:line-skew="0.949cm 4.244cm" svg:x1="5.339cm" svg:y1="5.811cm" svg:x2="14.897cm" svg:y2="5.535cm" draw:start-shape="id10" draw:start-glue-point="4" draw:end-shape="id4" draw:end-glue-point="7" svg:d="M5339 5811c0 672 4535 560 6741 323s2084-599 2817-599" svg:viewBox="0 0 9559 784">
          <text:p/>
        </draw:connector>
        <draw:connector draw:style-name="gr12" draw:text-style-name="P8" draw:layer="layout" draw:type="curve" svg:x1="6.129cm" svg:y1="6.828cm" svg:x2="14.987cm" svg:y2="5.572cm" draw:start-shape="id11" draw:start-glue-point="9" draw:end-shape="id4" draw:end-glue-point="8" svg:d="M6129 6828c5906 0 8858-418 8858-1256" svg:viewBox="0 0 8859 1257">
          <text:p/>
        </draw:connector>
        <draw:connector draw:style-name="gr12" draw:text-style-name="P8" draw:layer="layout" draw:type="curve" draw:line-skew="0cm 3.609cm" svg:x1="6.072cm" svg:y1="5.228cm" svg:x2="14.225cm" svg:y2="5.191cm" draw:start-shape="id12" draw:start-glue-point="5" draw:end-shape="id2" draw:end-glue-point="6" svg:d="M6072 5228c0-807 3898-672 5802-480s1814 443 2351 443" svg:viewBox="0 0 8154 627">
          <text:p/>
        </draw:connector>
        <draw:connector draw:style-name="gr12" draw:text-style-name="P8" draw:layer="layout" draw:type="curve" draw:line-skew="-0.535cm -3.182cm 0.753cm" svg:x1="3.812cm" svg:y1="5.738cm" svg:x2="15.114cm" svg:y2="5.445cm" draw:start-shape="id13" draw:start-glue-point="6" draw:end-shape="id4" draw:end-glue-point="10" svg:d="M3812 5738c-1554 0-1036-4103 5760-4103 6797 0 7424 3810 5542 3810" svg:viewBox="0 0 12948 4104">
          <text:p/>
        </draw:connector>
        <draw:connector draw:style-name="gr12" draw:text-style-name="P8" draw:layer="layout" draw:type="curve" draw:line-skew="1.007cm" svg:x1="4.548cm" svg:y1="5.027cm" svg:x2="15.077cm" svg:y2="5.535cm" draw:start-shape="id14" draw:start-glue-point="7" draw:end-shape="id4" draw:end-glue-point="9" svg:d="M4548 5027c0 3081 10529 2827 10529 508" svg:viewBox="0 0 10530 2281">
          <text:p/>
        </draw:connector>
        <draw:frame draw:style-name="gr10" draw:text-style-name="P7" draw:layer="layout" svg:width="1.924cm" svg:height="0.725cm" svg:x="4.517cm" svg:y="4.305cm">
          <draw:text-box>
            <text:p><text:span text:style-name="T1">[ 9 1 1 ]</text:span></text:p>
          </draw:text-box>
        </draw:frame>
        <draw:frame draw:style-name="gr10" draw:text-style-name="P7" draw:layer="layout" svg:width="2.204cm" svg:height="0.725cm" svg:x="6.017cm" svg:y="5.206cm">
          <draw:text-box>
            <text:p><text:span text:style-name="T1">[ 0 -4 -4 ]</text:span></text:p>
          </draw:text-box>
        </draw:frame>
        <draw:frame draw:style-name="gr10" draw:text-style-name="P7" xml:id="id15" draw:id="id15" draw:layer="layout" svg:width="2.064cm" svg:height="0.725cm" svg:x="1.223cm" svg:y="2.989cm">
          <draw:text-box>
            <text:p><text:span text:style-name="T1">[ 3 4 -5 ]</text:span></text:p>
          </draw:text-box>
        </draw:frame>
        <draw:connector draw:style-name="gr9" draw:text-style-name="P8" draw:layer="layout" draw:type="line" svg:x1="3.287cm" svg:y1="3.351cm" svg:x2="3.849cm" svg:y2="4.248cm" draw:start-shape="id15" draw:start-glue-point="1" draw:end-shape="id9" draw:end-glue-point="5" svg:d="M3287 3351l562 897" svg:viewBox="0 0 563 898">
          <text:p/>
        </draw:connector>
        <draw:frame draw:style-name="gr10" draw:text-style-name="P7" xml:id="id16" draw:id="id16" draw:layer="layout" svg:width="1.924cm" svg:height="0.725cm" svg:x="1.123cm" svg:y="5.69cm">
          <draw:text-box>
            <text:p><text:span text:style-name="T1">[ 4 1 0 ]</text:span></text:p>
          </draw:text-box>
        </draw:frame>
        <draw:connector draw:style-name="gr9" draw:text-style-name="P8" draw:layer="layout" draw:type="line" svg:x1="3.047cm" svg:y1="6.052cm" svg:x2="3.849cm" svg:y2="5.828cm" draw:start-shape="id16" draw:start-glue-point="1" draw:end-shape="id13" draw:end-glue-point="7" svg:d="M3047 6052l802-224" svg:viewBox="0 0 803 225">
          <text:p/>
        </draw:connector>
        <draw:frame draw:style-name="gr10" draw:text-style-name="P7" xml:id="id17" draw:id="id17" draw:layer="layout" svg:width="1.924cm" svg:height="0.725cm" svg:x="6.08cm" svg:y="7.387cm">
          <draw:text-box>
            <text:p><text:span text:style-name="T1">[ 6 1 7 ]</text:span></text:p>
          </draw:text-box>
        </draw:frame>
        <draw:connector draw:style-name="gr9" draw:text-style-name="P8" draw:layer="layout" draw:type="line" svg:x1="6.129cm" svg:y1="6.828cm" svg:x2="7.042cm" svg:y2="7.387cm" draw:start-shape="id11" draw:start-glue-point="9" draw:end-shape="id17" draw:end-glue-point="0" svg:d="M6129 6828l913 559" svg:viewBox="0 0 914 560">
          <text:p/>
        </draw:connector>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 PL SungtiL GB" style:font-family-asian="'AR PL SungtiL GB'"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0-08-27T21:06:46.126694641</meta:creation-date>
    <dc:date>2020-08-29T12:36:46.046236644</dc:date>
    <meta:editing-duration>PT29M6S</meta:editing-duration>
    <meta:editing-cycles>3</meta:editing-cycles>
    <meta:generator>LibreOffice/6.0.7.3$Linux_X86_64 LibreOffice_project/00m0$Build-3</meta:generator>
    <meta:document-statistic meta:object-count="41"/>
  </office:meta>
</office:document-meta>
</file>